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paragraph-properties fo:text-align="center"/>
      <style:text-properties fo:font-size="16pt" style:font-size-asian="16pt"/>
    </style:style>
    <style:style style:name="P3" style:parent-style-name="Normal" style:family="paragraph">
      <style:text-properties fo:font-size="12pt" style:font-size-asian="12pt"/>
    </style:style>
    <style:style style:name="P4" style:parent-style-name="Normal" style:family="paragraph">
      <style:text-properties fo:font-size="12pt" style:font-size-asian="12pt"/>
    </style:style>
    <style:style style:name="P5" style:parent-style-name="Normal" style:family="paragraph">
      <style:text-properties fo:font-size="12pt" style:font-size-asian="12pt"/>
    </style:style>
    <style:style style:name="P6" style:parent-style-name="Normal" style:family="paragraph">
      <style:text-properties fo:font-size="12pt" style:font-size-asian="12pt"/>
    </style:style>
    <style:style style:name="P7" style:parent-style-name="Normal" style:family="paragraph">
      <style:text-properties fo:font-size="12pt" style:font-size-asian="12pt"/>
    </style:style>
    <style:style style:name="P8" style:parent-style-name="Normal" style:family="paragraph">
      <style:text-properties fo:font-size="12pt" style:font-size-asian="12pt"/>
    </style:style>
    <style:style style:name="P9" style:parent-style-name="Normal" style:family="paragraph">
      <style:text-properties fo:font-size="12pt" style:font-size-asian="12pt"/>
    </style:style>
    <style:style style:name="P10" style:parent-style-name="Normal" style:family="paragraph">
      <style:text-properties fo:font-size="12pt" style:font-size-asian="12pt"/>
    </style:style>
    <style:style style:name="P11" style:parent-style-name="Normal" style:family="paragraph">
      <style:text-properties fo:font-size="12pt" style:font-size-asian="12pt"/>
    </style:style>
    <style:style style:name="P12" style:parent-style-name="Normal" style:family="paragraph">
      <style:text-properties fo:font-size="12pt" style:font-size-asian="12pt"/>
    </style:style>
    <style:style style:name="P13" style:parent-style-name="Normal" style:family="paragraph">
      <style:text-properties fo:font-size="12pt" style:font-size-asian="12pt"/>
    </style:style>
    <style:style style:name="P14" style:parent-style-name="Normal" style:family="paragraph">
      <style:text-properties fo:font-size="12pt" style:font-size-asian="12pt"/>
    </style:style>
    <style:style style:name="P15" style:parent-style-name="Normal" style:family="paragraph">
      <style:text-properties fo:font-size="12pt" style:font-size-asian="12pt"/>
    </style:style>
    <style:style style:name="P16" style:parent-style-name="Normal" style:family="paragraph">
      <style:text-properties fo:font-size="12pt" style:font-size-asian="12pt"/>
    </style:style>
    <style:style style:name="P17" style:parent-style-name="Normal" style:family="paragraph">
      <style:text-properties fo:font-size="12pt" style:font-size-asian="12pt"/>
    </style:style>
    <style:style style:name="P18" style:parent-style-name="Normal" style:family="paragraph">
      <style:text-properties fo:font-size="12pt" style:font-size-asian="12pt"/>
    </style:style>
    <style:style style:name="P19" style:parent-style-name="Normal" style:family="paragraph">
      <style:text-properties fo:font-size="12pt" style:font-size-asian="12pt"/>
    </style:style>
    <style:style style:name="P20" style:parent-style-name="Normal" style:family="paragraph">
      <style:text-properties fo:font-size="12pt" style:font-size-asian="12pt"/>
    </style:style>
    <style:style style:name="P21" style:parent-style-name="Normal" style:family="paragraph">
      <style:text-properties fo:font-size="12pt" style:font-size-asian="12pt"/>
    </style:style>
  </office:automatic-styles>
  <office:body>
    <office:text text:use-soft-page-breaks="true">
      <text:p text:style-name="P1">Risk assessment<text:s/></text:p>
      <text:p text:style-name="P2"/>
      <text:p text:style-name="P3">A risk for the project would be teammates not attending which could lead to team members not being aware of what they need to do or where the project is currently at.<text:s/>This is a fairly likely scenario to happen because of the amount of team members and because of things like natural illness that could cause them not to come in. the damage caused by this could potentially be quite severe as it could lead to certain team<text:s/>members missing deadlines and possibly delaying the overall team project. Despite this big risk it is fairly easy to mitigate the effects simply by informing the team member what they missed and what they will need to do to catch up and what may need finishing.<text:s/></text:p>
      <text:p text:style-name="P4"/>
      <text:p text:style-name="P5">Another risk that can arise from the website project is the coding, the coding for the website has some complex parts. An example of this would be the interactive features such as the buttons and contact form. This is a risk because it could be a problem for people in the team who are not very experienced with HTML and CSS, this could lead <text:s/>to the website being unfinished or not having certain features that are required by the client which could mean a failure. This is a rather serious risk and is likely to happen because not all the team members may have experience with the two codes and it needs to be original code so they cannot copy someone else’s. <text:s/>This risk can easily be mitigated by simply using online resources such as code academy to learn code and you can also talk to your team mates if you need some help. The web project is also spread out over an entire month so there is plenty of time to research and learn the basics of HTML and CSS if you need to.</text:p>
      <text:p text:style-name="P6"/>
      <text:p text:style-name="P7">For the web project you are randomly assigned into teams that must work together. Each team member will be assigned a duty and must work together to create a 25 page website, a problem with the team is that they may not get along and work well together. This can have a wide array of effects depending on how severe the team isn’t working together, this could be anything from a few arguments and disagreements to the entire team failing. The odds of this happening though are relatively low because everyone has been on the course for a while and has<text:s/>had time to work with everyone and get to know them. To overcome this I would recommend that the group elects a leader that they just listen to and work under their instructions and guidance, by doing this it is less likely that the whole team will argue<text:s/>and disagree.</text:p>
      <text:p text:style-name="P8"/>
      <text:p text:style-name="P9">When it comes to a website bugs are a big problem and are often tricky to iron out and fix. With our web project because we are much less experienced with coding we are more likely to be susceptible to bugs and making them in our code, we are also less likely to be able to resolve and fix the bugs because of our inexperience. Most bugs are typically minor although some bugs can affect the visuals and some of the functionality of the website.<text:s/><text:soft-page-break/>These bugs may be minor but they’re likely happen because not all the group members<text:s/>are very experienced with code, they will also be difficult to fix because of our inexperience. A way to reduce this risk would be to gather the team and then check and test each other’s website, this would help because other people are more likely to be able to identify bugs on your website and you all can help each other to attempt to fix the bugs you identified.</text:p>
      <text:p text:style-name="P10"/>
      <text:p text:style-name="P11"/>
      <text:p text:style-name="P12"/>
      <text:p text:style-name="P13"><text:s/></text:p>
      <text:p text:style-name="P14"/>
      <text:p text:style-name="P15"/>
      <text:p text:style-name="P16"/>
      <text:p text:style-name="P17"/>
      <text:p text:style-name="P18"/>
      <text:p text:style-name="P19"><text:s/></text:p>
      <text:p text:style-name="P20"/>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ve mitchell</meta:initial-creator>
    <dc:creator>steve mitchell</dc:creator>
    <meta:creation-date>2016-03-21T22:46:00Z</meta:creation-date>
    <dc:date>2016-03-22T15:00:00Z</dc:date>
    <meta:template xlink:href="Normal" xlink:type="simple"/>
    <meta:editing-cycles>5</meta:editing-cycles>
    <meta:editing-duration>PT7680S</meta:editing-duration>
    <meta:document-statistic meta:page-count="2" meta:paragraph-count="6" meta:word-count="509" meta:character-count="3409" meta:row-count="24" meta:non-whitespace-character-count="2906"/>
  </office:meta>
</office:document-meta>
</file>